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26pt" fo:font-weight="bold" style:font-size-asian="26pt" style:font-weight-asian="bold" style:font-size-complex="26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list-style-name="L2">
      <style:text-properties fo:font-size="12pt" fo:font-weight="normal" style:font-size-asian="12pt" style:font-weight-asian="normal" style:font-size-complex="12pt" style:font-weight-complex="normal"/>
    </style:style>
    <style:style style:name="P8" style:family="paragraph" style:parent-style-name="Standard" style:list-style-name="L3">
      <style:text-properties fo:font-size="12pt" fo:font-weight="normal" style:font-size-asian="12pt" style:font-weight-asian="normal" style:font-size-complex="12pt" style:font-weight-complex="normal"/>
    </style:style>
    <style:style style:name="P9" style:family="paragraph" style:parent-style-name="Standard" style:list-style-name="L4">
      <style:text-properties fo:font-size="12pt" fo:font-weight="normal" style:font-size-asian="12pt" style:font-weight-asian="normal" style:font-size-complex="12pt" style:font-weight-complex="normal"/>
    </style:style>
    <style:style style:name="P10" style:family="paragraph" style:parent-style-name="Standard" style:list-style-name="L5">
      <style:text-properties fo:font-size="12pt" fo:font-weight="normal" style:font-size-asian="12pt" style:font-weight-asian="normal" style:font-size-complex="12pt" style:font-weight-complex="normal"/>
    </style:style>
    <style:style style:name="P11" style:family="paragraph" style:parent-style-name="Standard" style:list-style-name="L6">
      <style:text-properties fo:font-size="12pt" fo:font-weight="normal" style:font-size-asian="12pt" style:font-weight-asian="normal" style:font-size-complex="12pt" style:font-weight-complex="normal"/>
    </style:style>
    <style:style style:name="P12" style:family="paragraph" style:parent-style-name="Standard" style:list-style-name="L7">
      <style:text-properties fo:font-size="12pt" fo:font-weight="normal" style:font-size-asian="12pt" style:font-weight-asian="normal" style:font-size-complex="12pt" style:font-weight-complex="normal"/>
    </style:style>
    <style:style style:name="P13" style:family="paragraph" style:parent-style-name="Standard" style:list-style-name="L8">
      <style:text-properties fo:font-size="12pt" fo:font-weight="normal" style:font-size-asian="12pt" style:font-weight-asian="normal" style:font-size-complex="12pt" style:font-weight-complex="normal"/>
    </style:style>
    <style:style style:name="P14" style:family="paragraph" style:parent-style-name="Standard" style:list-style-name="L9">
      <style:text-properties fo:font-size="12pt" fo:font-weight="normal" style:font-size-asian="12pt" style:font-weight-asian="normal" style:font-size-complex="12pt" style:font-weight-complex="normal"/>
    </style:style>
    <style:style style:name="P15" style:family="paragraph" style:parent-style-name="Standard" style:list-style-name="L2">
      <style:text-properties fo:font-size="12pt" fo:font-weight="normal" fo:background-color="#ffff00" style:font-size-asian="12pt" style:font-weight-asian="normal" style:font-size-complex="12pt" style:font-weight-complex="normal"/>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list-style-name="L5">
      <style:text-properties fo:font-size="12pt" fo:font-weight="bold" style:font-size-asian="12pt" style:font-weight-asian="bold" style:font-size-complex="12pt" style:font-weight-complex="bold"/>
    </style:style>
    <style:style style:name="P18" style:family="paragraph" style:parent-style-name="Standard" style:list-style-name="L9">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07in" fo:text-indent="-0.25in" fo:margin-left="1.4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07in" fo:text-indent="-0.25in" fo:margin-left="1.7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07in" fo:text-indent="-0.25in" fo:margin-left="1.9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07in" fo:text-indent="-0.25in" fo:margin-left="2.2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07in" fo:text-indent="-0.25in" fo:margin-left="2.4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07in" fo:text-indent="-0.25in" fo:margin-left="2.7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07in" fo:text-indent="-0.25in" fo:margin-left="2.9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07in" fo:text-indent="-0.25in" fo:margin-left="3.2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07in" fo:text-indent="-0.25in" fo:margin-left="3.4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07in" fo:text-indent="-0.25in" fo:margin-left="3.730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417in" fo:text-indent="-0.25in" fo:margin-left="3.5417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ployee Management Program Demo </text:p>
      <text:p text:style-name="P3"/>
      <text:p text:style-name="P2">Given Problem Statement :</text:p>
      <text:p text:style-name="P1">Application contains Employees who have been recently hired, HR of the company has control over Fresher Employees, he has their details. Company has Senior developers, Fresher Employees are under Senior developers( TL) Training, after completion of Training Fresher Employees are assigned to TLs by HR.</text:p>
      <text:p text:style-name="P1">My application gives me following reports to be shown to Director of the Company</text:p>
      <text:p text:style-name="P1"/>
      <text:list xml:id="list5080304841052169782" text:style-name="L1">
        <text:list-item>
          <text:p text:style-name="P6">Every Employee Details</text:p>
        </text:list-item>
        <text:list-item>
          <text:p text:style-name="P6">TL list having Employees underneath</text:p>
        </text:list-item>
      </text:list>
      <text:p text:style-name="P1"/>
      <text:p text:style-name="P1"/>
      <text:p text:style-name="P1"/>
      <text:p text:style-name="P1"/>
      <text:p text:style-name="P1"/>
      <text:p text:style-name="P1"/>
      <text:p text:style-name="P4">Report :</text:p>
      <text:p text:style-name="P4">Full Details Analysis:</text:p>
      <text:p text:style-name="P4"/>
      <text:p text:style-name="P1">Project is all about management of newly hired fresher Employees for the company Adapty Solution</text:p>
      <text:p text:style-name="P1"/>
      <text:p text:style-name="P1"><text:tab/>This application takes two major data (Hard values)</text:p>
      <text:p text:style-name="P1"/>
      <text:list xml:id="list8922698291625520564" text:style-name="L2">
        <text:list-item>
          <text:p text:style-name="P15">Employee Details (EmployeeDetails)</text:p>
        </text:list-item>
      </text:list>
      <text:p text:style-name="P1"/>
      <text:p text:style-name="P1"><draw:frame draw:style-name="fr1" draw:name="Object1" text:anchor-type="paragraph" svg:width="2.7744in" svg:height="1.2453in" draw:z-index="0"><draw:object xlink:href="./Object 1" xlink:type="simple" xlink:show="embed" xlink:actuate="onLoad"/><draw:image xlink:href="./ObjectReplacements/Object 1" xlink:type="simple" xlink:show="embed" xlink:actuate="onLoad"/></draw:frame></text:p>
      <text:p text:style-name="P1"/>
      <text:list xml:id="list32626599" text:continue-numbering="true" text:style-name="L2">
        <text:list-item>
          <text:p text:style-name="P7">Technical Lead with associated Employee (<text:span text:style-name="T2">TL</text:span>)</text:p>
        </text:list-item>
        <text:list-item>
          <text:p text:style-name="P7"><draw:frame draw:style-name="fr1" draw:name="Object2" text:anchor-type="paragraph" svg:width="2.7744in" svg:height="0.3638in" draw:z-index="1"><draw:object xlink:href="./Object 2" xlink:type="simple" xlink:show="embed" xlink:actuate="onLoad"/><draw:image xlink:href="./ObjectReplacements/Object 2" xlink:type="simple" xlink:show="embed" xlink:actuate="onLoad"/></draw:frame>HR (HR)</text:p>
        </text:list-item>
      </text:list>
      <text:p text:style-name="P1"><draw:frame draw:style-name="fr1" draw:name="Object3" text:anchor-type="paragraph" svg:width="2.7744in" svg:height="0.3563in" draw:z-index="2"><draw:object xlink:href="./Object 3" xlink:type="simple" xlink:show="embed" xlink:actuate="onLoad"/><draw:image xlink:href="./ObjectReplacements/Object 3" xlink:type="simple" xlink:show="embed" xlink:actuate="onLoad"/></draw:frame><text:tab/></text:p>
      <text:p text:style-name="P1">Hired fresher Employees goes under training hence their respective UnderTrainingStatus is set to TRUE by default.</text:p>
      <text:p text:style-name="P1">HR of the company updates the Employees Training Status after completion of their Training program, <text:s/>Application aims to assign Trained Employees to their respective TLs</text:p>
      <text:p text:style-name="P1"><text:tab/>This could be done in two ways</text:p>
      <text:list xml:id="list1508874814617099529" text:style-name="L3">
        <text:list-item>
          <text:p text:style-name="P8">Using Random funtion to automatically assign TLs with Trained Employees</text:p>
        </text:list-item>
        <text:list-item>
          <text:p text:style-name="P8">HR decides to do it manually </text:p>
        </text:list-item>
      </text:list>
      <text:p text:style-name="P1"><text:soft-page-break/>This application tends to maintain relationship between HR.EmployeeList and Tl.EmployeeList</text:p>
      <text:p text:style-name="P1"/>
      <text:p text:style-name="P1">After obtaining all necessary data application generated report to show it to company director</text:p>
      <text:p text:style-name="P1"><text:tab/>It has three funtionalities </text:p>
      <text:list xml:id="list4203382769711089498" text:style-name="L4">
        <text:list-item>
          <text:p text:style-name="P9">Generate all Employee List</text:p>
        </text:list-item>
        <text:list-item>
          <text:p text:style-name="P9">Generate all Tls having Trained Employees working underneath</text:p>
        </text:list-item>
        <text:list-item>
          <text:p text:style-name="P9">Reassign Trained Employees to Tls (This takes application back to HR allocation section)</text:p>
        </text:list-item>
      </text:list>
      <text:p text:style-name="P1"/>
      <text:p text:style-name="P1">=================================END==================================</text:p>
      <text:p text:style-name="P1"/>
      <text:p text:style-name="P1"/>
      <text:p text:style-name="P2">Concepts Implemented:</text:p>
      <text:p text:style-name="P2"/>
      <text:list xml:id="list465912340307071592" text:style-name="L5">
        <text:list-item>
          <text:p text:style-name="P17">Generic Class ( List&lt;T&gt;)</text:p>
        </text:list-item>
        <text:list-item>
          <text:p text:style-name="P17">Encapsulation</text:p>
        </text:list-item>
      </text:list>
      <text:p text:style-name="P2"/>
      <text:list xml:id="list32633967" text:continue-numbering="true" text:style-name="L5">
        <text:list-item>
          <text:p text:style-name="P17">Constructor</text:p>
          <text:list>
            <text:list-item>
              <text:p text:style-name="P10">HR.cs</text:p>
            </text:list-item>
          </text:list>
        </text:list-item>
      </text:list>
      <text:list xml:id="list7847611540233037756" text:style-name="L6">
        <text:list-item>
          <text:list>
            <text:list-item>
              <text:list>
                <text:list-item>
                  <text:p text:style-name="P11">To initialize EmployeeList &amp; TLList</text:p>
                </text:list-item>
              </text:list>
            </text:list-item>
          </text:list>
        </text:list-item>
      </text:list>
      <text:list xml:id="list32638009" text:continue-list="list32633967" text:style-name="L5">
        <text:list-item>
          <text:list>
            <text:list-item>
              <text:p text:style-name="P10">TL.cs</text:p>
            </text:list-item>
          </text:list>
        </text:list-item>
      </text:list>
      <text:list xml:id="list7910329838003151597" text:style-name="L7">
        <text:list-item>
          <text:list>
            <text:list-item>
              <text:list>
                <text:list-item>
                  <text:p text:style-name="P12">To initialize MyEmployeeList (so whenever TL.cs class is called it automatically initialise MyEmployeeList)</text:p>
                </text:list-item>
              </text:list>
            </text:list-item>
          </text:list>
        </text:list-item>
      </text:list>
      <text:p text:style-name="P2"><text:tab/></text:p>
      <text:list xml:id="list32616838" text:continue-list="list32638009" text:style-name="L5">
        <text:list-item>
          <text:list>
            <text:list-item>
              <text:p text:style-name="P10">EmployeeDetails.cs</text:p>
            </text:list-item>
          </text:list>
        </text:list-item>
      </text:list>
      <text:list xml:id="list8895978135297864229" text:style-name="L8">
        <text:list-item>
          <text:list>
            <text:list-item>
              <text:list>
                <text:list-item>
                  <text:p text:style-name="P13">To deafult initialise <text:span text:style-name="T1">Designation</text:span> </text:p>
                </text:list-item>
                <text:list-item>
                  <text:p text:style-name="P13">To default initialise <text:span text:style-name="T1">UnderTrainingStatus</text:span></text:p>
                  <text:p text:style-name="P13"/>
                </text:list-item>
              </text:list>
            </text:list-item>
          </text:list>
        </text:list-item>
      </text:list>
      <text:p text:style-name="P1"/>
      <text:p text:style-name="P2">Feedback :</text:p>
      <text:p text:style-name="P1"/>
      <text:p text:style-name="P1"><text:tab/>Successfully implemented project with all required funtionalities</text:p>
      <text:p text:style-name="P1"><text:tab/>Din't found way to implement OOP's concept</text:p>
      <text:p text:style-name="P1"><text:tab/>Still need some time to get handly with concepts</text:p>
      <text:p text:style-name="P1"><text:tab/>Tried hard to implement all the knowledge accquired during C# training </text:p>
      <text:p text:style-name="P1"><text:tab/>(Thanks Trainers)</text:p>
      <text:p text:style-name="P1"/>
      <text:p text:style-name="P2">Suggestion :</text:p>
      <text:p text:style-name="P1"><text:tab/></text:p>
      <text:p text:style-name="P1"><text:tab/>Could have implemented simple try catch (Since its a menu driven Program We cannot trust user)</text:p>
      <text:p text:style-name="P1"><text:tab/>Could have reference HR.EmployeeList instead of creating Tls own EmployeeList </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Version Control:</text:p>
      <text:p text:style-name="P1"><text:tab/>Changes made :</text:p>
      <text:p text:style-name="P1"/>
      <text:p text:style-name="P1"><text:tab/><text:tab/>All Varaible ClassFiles are moved to Varaible Folder.</text:p>
      <text:p text:style-name="P1"/>
      <text:p text:style-name="P1"><text:tab/><text:tab/>Implemented OOPs concept</text:p>
      <text:list xml:id="list5878231253872477555" text:style-name="L9">
        <text:list-item>
          <text:list>
            <text:list-item>
              <text:list>
                <text:list-item>
                  <text:list>
                    <text:list-item>
                      <text:list>
                        <text:list-item>
                          <text:p text:style-name="P14"><text:span text:style-name="T1">Interface </text:span>refer IIntroduction.cs</text:p>
                        </text:list-item>
                        <text:list-item>
                          <text:p text:style-name="P18">Encapsulation <text:span text:style-name="T3">refer program.cs( HR &amp; TL list object instantiation)</text:span></text:p>
                        </text:list-item>
                        <text:list-item>
                          <text:p text:style-name="P18">Inheritance <text:span text:style-name="T3"><text:s/></text:span>&amp; Abstration <text:span text:style-name="T3">refer SuccessfullDataSetup.cs</text:span></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51S</meta:editing-duration>
    <meta:editing-cycles>5</meta:editing-cycles>
    <meta:generator>OpenOffice/4.1.5$Win32 OpenOffice.org_project/415m1$Build-9789</meta:generator>
    <dc:date>2019-06-09T12:41:47.75</dc:date>
    <dc:creator>Krishna gupta</dc:creator>
    <meta:document-statistic meta:table-count="0" meta:image-count="0" meta:object-count="3" meta:page-count="3" meta:paragraph-count="55" meta:word-count="391" meta:character-count="269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in"/>
    </style:style>
    <style:style style:name="co2" style:family="table-column">
      <style:table-column-properties fo:break-before="auto" style:column-width="1.3866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1">
          <table:table-cell table:style-name="ce1" office:value-type="string">
            <text:p>FirstName</text:p>
          </table:table-cell>
          <table:table-cell office:value-type="string">
            <text:p>string</text:p>
          </table:table-cell>
        </table:table-row>
        <table:table-row table:style-name="ro1">
          <table:table-cell office:value-type="string">
            <text:p>LastName</text:p>
          </table:table-cell>
          <table:table-cell office:value-type="string">
            <text:p>string</text:p>
          </table:table-cell>
        </table:table-row>
        <table:table-row table:style-name="ro1">
          <table:table-cell office:value-type="string">
            <text:p>Age</text:p>
          </table:table-cell>
          <table:table-cell office:value-type="string">
            <text:p>int</text:p>
          </table:table-cell>
        </table:table-row>
        <table:table-row table:style-name="ro1">
          <table:table-cell office:value-type="string">
            <text:p>Address</text:p>
          </table:table-cell>
          <table:table-cell office:value-type="string">
            <text:p>string</text:p>
          </table:table-cell>
        </table:table-row>
        <table:table-row table:style-name="ro1">
          <table:table-cell office:value-type="string">
            <text:p>Salary</text:p>
          </table:table-cell>
          <table:table-cell office:value-type="string">
            <text:p>double</text:p>
          </table:table-cell>
        </table:table-row>
        <table:table-row table:style-name="ro1">
          <table:table-cell office:value-type="string">
            <text:p>Designation</text:p>
          </table:table-cell>
          <table:table-cell office:value-type="string">
            <text:p>string</text:p>
          </table:table-cell>
        </table:table-row>
        <table:table-row table:style-name="ro1">
          <table:table-cell office:value-type="string">
            <text:p>UnderTrainingStatus</text:p>
          </table:table-cell>
          <table:table-cell office:value-type="string">
            <text:p>boolea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8">06/08/2019</text:date>, <text:time>20:23: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in"/>
    </style:style>
    <style:style style:name="co2" style:family="table-column">
      <style:table-column-properties fo:break-before="auto" style:column-width="1.3866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11">
          <table:table-cell table:number-columns-repeated="2"/>
        </table:table-row>
        <table:table-row table:style-name="ro1">
          <table:table-cell office:value-type="string">
            <text:p>Name</text:p>
          </table:table-cell>
          <table:table-cell office:value-type="string">
            <text:p>string</text:p>
          </table:table-cell>
        </table:table-row>
        <table:table-row table:style-name="ro1">
          <table:table-cell office:value-type="string">
            <text:p>MyEmployeeList</text:p>
          </table:table-cell>
          <table:table-cell office:value-type="string">
            <text:p>EmployeeDetail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8">06/08/2019</text:date>, <text:time>20:24: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in"/>
    </style:style>
    <style:style style:name="co2" style:family="table-column">
      <style:table-column-properties fo:break-before="auto" style:column-width="1.3866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print="false">
        <table:table-column table:style-name="co1" table:default-cell-style-name="Default"/>
        <table:table-column table:style-name="co2" table:default-cell-style-name="Default"/>
        <table:table-row table:style-name="ro1" table:number-rows-repeated="15">
          <table:table-cell table:number-columns-repeated="2"/>
        </table:table-row>
        <table:table-row table:style-name="ro1">
          <table:table-cell office:value-type="string">
            <text:p>EmployeeList</text:p>
          </table:table-cell>
          <table:table-cell office:value-type="string">
            <text:p>EmployeeDetails</text:p>
          </table:table-cell>
        </table:table-row>
        <table:table-row table:style-name="ro1">
          <table:table-cell office:value-type="string">
            <text:p>TLList</text:p>
          </table:table-cell>
          <table:table-cell office:value-type="string">
            <text:p>T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8">06/08/2019</text:date>, <text:time>20:24:23</text:time></text:p>
        </style:region-right>
      </style:header>
      <style:header-left style:display="false"/>
      <style:footer>
        <text:p>Page <text:page-number>1</text:page-number> / <text:page-count>99</text:page-count></text:p>
      </style:footer>
      <style:footer-left style:display="false"/>
    </style:master-page>
  </office:master-styles>
</office:document-styles>
</file>